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adornments="Regular" style:font-pitch="variable"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Frutiger 45 Light" svg:font-family="'Frutiger 45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Segoe UI1" svg:font-family="'Segoe UI'" style:font-family-generic="system" style:font-pitch="variable"/>
  </office:font-face-decls>
  <office:automatic-styles>
    <style:style style:name="Table1" style:family="table">
      <style:table-properties style:width="12.504cm" fo:margin-left="-0.009cm" fo:margin-top="0cm" fo:margin-bottom="0cm" table:align="left" style:writing-mode="lr-tb"/>
    </style:style>
    <style:style style:name="Table1.A" style:family="table-column">
      <style:table-column-properties style:column-width="3.074cm"/>
    </style:style>
    <style:style style:name="Table1.B" style:family="table-column">
      <style:table-column-properties style:column-width="9.43cm"/>
    </style:style>
    <style:style style:name="Table1.1" style:family="table-row">
      <style:table-row-properties style:row-height="0.575cm" style:keep-together="true" fo:keep-together="auto"/>
    </style:style>
    <style:style style:name="Table1.A1" style:family="table-cell">
      <style:table-cell-properties style:vertical-align="middle" fo:padding="0cm" fo:border="0.018cm solid #00000a"/>
    </style:style>
    <style:style style:name="Table1.2" style:family="table-row">
      <style:table-row-properties style:row-height="0.811cm" style:keep-together="true" fo:keep-together="auto"/>
    </style:style>
    <style:style style:name="Table2" style:family="table" style:master-page-name="Standard">
      <style:table-properties style:width="16.889cm" fo:margin-left="-0.132cm" fo:margin-right="-0.755cm" style:page-number="auto" table:align="margins" style:writing-mode="lr-tb"/>
    </style:style>
    <style:style style:name="Table2.A" style:family="table-column">
      <style:table-column-properties style:column-width="1.124cm" style:rel-column-width="4359*"/>
    </style:style>
    <style:style style:name="Table2.B" style:family="table-column">
      <style:table-column-properties style:column-width="15.766cm" style:rel-column-width="61176*"/>
    </style:style>
    <style:style style:name="Table2.1" style:family="table-row">
      <style:table-row-properties style:keep-together="false" fo:keep-together="always"/>
    </style:style>
    <style:style style:name="Table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23cm" fo:padding-right="0.123cm" fo:padding-top="0cm" fo:padding-bottom="0cm" fo:border="0.018cm solid #000000" style:writing-mode="lr-tb"/>
    </style:style>
    <style:style style:name="Table2.2" style:family="table-row">
      <style:table-row-properties style:keep-together="true" fo:keep-together="auto"/>
    </style:style>
    <style:style style:name="Table2.5" style:family="table-row">
      <style:table-row-properties style:min-row-height="3.951cm" style:keep-together="true" fo:keep-together="auto"/>
    </style:style>
    <style:style style:name="Table2.14" style:family="table-row">
      <style:table-row-properties style:min-row-height="4.584cm" style:keep-together="true" fo:keep-together="auto"/>
    </style:style>
    <style:style style:name="Table2.20" style:family="table-row">
      <style:table-row-properties style:min-row-height="5.207cm" style:keep-together="true" fo:keep-together="auto"/>
    </style:style>
    <style:style style:name="P1" style:family="paragraph" style:parent-style-name="Header">
      <style:paragraph-properties fo:padding-left="0cm" fo:padding-right="0cm" fo:padding-top="0cm" fo:padding-bottom="0.035cm" fo:border-left="none" fo:border-right="none" fo:border-top="none" fo:border-bottom="0.018cm solid #00000a"/>
      <style:text-properties style:font-name="Frutiger 45 Light"/>
    </style:style>
    <style:style style:name="P2" style:family="paragraph" style:parent-style-name="Standard">
      <style:paragraph-properties fo:padding-left="0cm" fo:padding-right="0cm" fo:padding-top="0cm" fo:padding-bottom="0.035cm" fo:border-left="none" fo:border-right="none" fo:border-top="none" fo:border-bottom="0.018cm solid #00000a"/>
      <style:text-properties style:font-name="Frutiger 45 Light"/>
    </style:style>
    <style:style style:name="P3" style:family="paragraph" style:parent-style-name="Formatvorlage2">
      <style:paragraph-properties fo:margin-left="0cm" fo:margin-right="0cm" fo:text-indent="0cm" style:auto-text-indent="false"/>
    </style:style>
    <style:style style:name="P4" style:family="paragraph" style:parent-style-name="List_20_Paragraph">
      <style:paragraph-properties fo:margin-left="0cm" fo:margin-right="0cm" fo:text-indent="0cm" style:auto-text-indent="false"/>
    </style:style>
    <style:style style:name="P5" style:family="paragraph" style:parent-style-name="List_20_Paragraph">
      <style:paragraph-properties fo:margin-left="0cm" fo:margin-right="0cm" fo:text-indent="0cm" style:auto-text-indent="false"/>
      <style:text-properties fo:font-size="11pt" style:font-size-asian="11pt"/>
    </style:style>
    <style:style style:name="P6" style:family="paragraph" style:parent-style-name="List_20_Paragraph">
      <style:paragraph-properties fo:margin-left="0cm" fo:margin-right="0cm" fo:text-indent="0cm" style:auto-text-indent="false"/>
      <style:text-properties fo:font-size="11pt" style:font-size-asian="11pt" style:font-size-complex="11pt"/>
    </style:style>
    <style:style style:name="P7" style:family="paragraph" style:parent-style-name="List_20_Paragraph">
      <style:paragraph-properties fo:margin-left="0cm" fo:margin-right="0cm" fo:margin-top="0cm" fo:margin-bottom="0cm" fo:text-indent="0cm" style:auto-text-indent="false"/>
      <style:text-properties fo:color="#ff0000"/>
    </style:style>
    <style:style style:name="P8" style:family="paragraph" style:parent-style-name="Standard">
      <style:text-properties fo:color="#ff0000"/>
    </style:style>
    <style:style style:name="P9" style:family="paragraph" style:parent-style-name="Standard">
      <style:text-properties style:font-name="Arial" style:font-name-complex="Arial"/>
    </style:style>
    <style:style style:name="P10" style:family="paragraph" style:parent-style-name="Standard">
      <style:paragraph-properties style:text-autospace="none"/>
      <style:text-properties style:font-name="Arial" style:font-name-complex="Arial"/>
    </style:style>
    <style:style style:name="P11" style:family="paragraph" style:parent-style-name="Standard">
      <style:paragraph-properties>
        <style:tab-stops>
          <style:tab-stop style:position="12.002cm" style:leader-style="dotted" style:leader-text="."/>
        </style:tab-stops>
      </style:paragraph-properties>
      <style:text-properties style:font-name="Arial" style:font-name-complex="Arial"/>
    </style:style>
    <style:style style:name="P12" style:family="paragraph" style:parent-style-name="Standard">
      <style:text-properties style:font-name="Arial" style:font-name-complex="Arial" style:font-size-complex="12pt"/>
    </style:style>
    <style:style style:name="P13" style:family="paragraph" style:parent-style-name="Standard">
      <style:paragraph-properties style:text-autospace="none"/>
      <style:text-properties style:font-name="Arial" style:text-underline-style="solid" style:text-underline-width="auto" style:text-underline-color="font-color" style:font-name-complex="Arial"/>
    </style:style>
    <style:style style:name="P14" style:family="paragraph" style:parent-style-name="Standard">
      <style:text-properties style:font-name="Arial" fo:font-style="italic" style:font-style-asian="italic" style:font-name-complex="Arial"/>
    </style:style>
    <style:style style:name="P15" style:family="paragraph" style:parent-style-name="Standard">
      <style:paragraph-properties fo:margin-top="0cm" fo:margin-bottom="0cm"/>
    </style:style>
    <style:style style:name="P16" style:family="paragraph" style:parent-style-name="Standard">
      <style:paragraph-properties fo:margin-top="0cm" fo:margin-bottom="0cm" fo:line-height="100%" fo:text-align="center" style:justify-single-word="false"/>
    </style:style>
    <style:style style:name="P17" style:family="paragraph" style:parent-style-name="Standard">
      <style:paragraph-properties fo:margin-top="0cm" fo:margin-bottom="0cm"/>
      <style:text-properties fo:color="#ff0000"/>
    </style:style>
    <style:style style:name="P18" style:family="paragraph" style:parent-style-name="Standard">
      <style:paragraph-properties fo:margin-top="0cm" fo:margin-bottom="0cm" fo:line-height="100%" fo:text-align="center" style:justify-single-word="false"/>
      <style:text-properties style:font-name="Cambria" fo:font-weight="bold" style:font-weight-asian="bold"/>
    </style:style>
    <style:style style:name="P19" style:family="paragraph" style:parent-style-name="Text_20_body">
      <style:paragraph-properties fo:margin-top="0cm" fo:margin-bottom="0cm" fo:keep-with-next="always">
        <style:tab-stops/>
      </style:paragraph-properties>
    </style:style>
    <style:style style:name="P20" style:family="paragraph" style:parent-style-name="Text_20_body">
      <style:paragraph-properties fo:margin-top="0cm" fo:margin-bottom="0cm" fo:keep-with-next="always">
        <style:tab-stops/>
      </style:paragraph-properties>
      <style:text-properties style:font-name-complex="Arial"/>
    </style:style>
    <style:style style:name="P21" style:family="paragraph" style:parent-style-name="Standard">
      <style:paragraph-properties fo:margin-left="1.249cm" fo:margin-right="0cm" fo:margin-top="0cm" fo:margin-bottom="0.176cm" fo:line-height="100%" fo:text-indent="0cm" style:auto-text-indent="false"/>
    </style:style>
    <style:style style:name="P22" style:family="paragraph" style:parent-style-name="Punkte">
      <style:text-properties style:font-name="Arial" fo:font-size="12pt" style:font-size-asian="12pt" style:font-name-complex="Arial" style:font-size-complex="12pt"/>
    </style:style>
    <style:style style:name="P23" style:family="paragraph" style:parent-style-name="Standard">
      <style:paragraph-properties fo:margin-left="0cm" fo:margin-right="0cm" fo:margin-top="0cm" fo:margin-bottom="0cm" fo:line-height="100%" fo:text-indent="0.339cm" style:auto-text-indent="false"/>
      <style:text-properties style:font-name="Cambria" fo:font-weight="bold" style:font-weight-asian="bold"/>
    </style:style>
    <style:style style:name="P24" style:family="paragraph" style:parent-style-name="Standard">
      <style:paragraph-properties fo:margin-left="0cm" fo:margin-right="0cm" fo:margin-top="0cm" fo:margin-bottom="0cm" fo:line-height="100%" fo:text-indent="0.339cm" style:auto-text-indent="false"/>
      <style:text-properties fo:color="#ff0000"/>
    </style:style>
    <style:style style:name="P25" style:family="paragraph" style:parent-style-name="Formatvorlage2">
      <style:paragraph-properties fo:margin-left="0cm" fo:margin-right="0cm" fo:text-indent="0.635cm" style:auto-text-indent="false"/>
    </style:style>
    <style:style style:name="P26" style:family="paragraph" style:parent-style-name="Standard">
      <style:paragraph-properties fo:margin-left="0cm" fo:margin-right="0cm" fo:margin-top="0cm" fo:margin-bottom="0cm" fo:text-indent="0.635cm" style:auto-text-indent="false"/>
      <style:text-properties fo:color="#ff0000"/>
    </style:style>
    <style:style style:name="P27" style:family="paragraph" style:parent-style-name="Standard">
      <style:paragraph-properties fo:keep-with-next="always"/>
      <style:text-properties style:font-name="Arial" style:font-name-complex="Arial"/>
    </style:style>
    <style:style style:name="P28" style:family="paragraph" style:parent-style-name="List_20_Paragraph">
      <style:paragraph-properties fo:margin-left="0.635cm" fo:margin-right="0cm" fo:margin-top="0cm" fo:margin-bottom="0cm" fo:text-indent="0cm" style:auto-text-indent="false"/>
    </style:style>
    <style:style style:name="P29" style:family="paragraph" style:parent-style-name="Formatvorlage2">
      <style:paragraph-properties fo:margin-left="0.635cm" fo:margin-right="0cm" fo:text-indent="0cm" style:auto-text-indent="false"/>
    </style:style>
    <style:style style:name="P30" style:family="paragraph" style:parent-style-name="Formatvorlage2">
      <style:paragraph-properties fo:margin-left="0.751cm" fo:margin-right="0cm" fo:text-indent="0cm" style:auto-text-indent="false"/>
    </style:style>
    <style:style style:name="P31" style:family="paragraph" style:parent-style-name="List_20_Paragraph" style:list-style-name="WWNum23">
      <style:paragraph-properties fo:margin-left="0cm" fo:margin-right="0cm" fo:text-indent="0cm" style:auto-text-indent="false"/>
      <style:text-properties fo:font-size="11pt" style:font-size-asian="11pt" style:font-size-complex="11pt"/>
    </style:style>
    <style:style style:name="P32" style:family="paragraph" style:parent-style-name="List_20_Paragraph" style:list-style-name="WWNum23">
      <style:paragraph-properties fo:margin-left="0cm" fo:margin-right="0cm" fo:text-indent="0cm" style:auto-text-indent="false"/>
      <style:text-properties fo:font-size="11pt" style:font-size-asian="11pt"/>
    </style:style>
    <style:style style:name="P33" style:family="paragraph" style:parent-style-name="List_20_Paragraph" style:list-style-name="WWNum2">
      <style:paragraph-properties fo:margin-left="0cm" fo:margin-right="0cm" fo:margin-top="0cm" fo:margin-bottom="0.071cm" fo:text-indent="0cm" style:auto-text-indent="false"/>
    </style:style>
    <style:style style:name="P34" style:family="paragraph" style:parent-style-name="List_20_Paragraph" style:list-style-name="WWNum29">
      <style:paragraph-properties fo:margin-top="0cm" fo:margin-bottom="0cm"/>
    </style:style>
    <style:style style:name="P35" style:family="paragraph" style:parent-style-name="List_20_Paragraph" style:list-style-name="WWNum31">
      <style:paragraph-properties fo:margin-top="0cm" fo:margin-bottom="0cm"/>
    </style:style>
    <style:style style:name="P36" style:family="paragraph" style:parent-style-name="List_20_Paragraph" style:list-style-name="WWNum1" style:master-page-name="Standard">
      <style:paragraph-properties fo:margin-left="0.63cm" fo:margin-right="0cm" fo:text-indent="-0.63cm" style:auto-text-indent="false" style:page-number="auto"/>
    </style:style>
    <style:style style:name="P37" style:family="paragraph" style:parent-style-name="List_20_Paragraph" style:list-style-name="WWNum1">
      <style:paragraph-properties fo:margin-left="0.63cm" fo:margin-right="0cm" fo:text-indent="-0.63cm" style:auto-text-indent="false"/>
    </style:style>
    <style:style style:name="P38" style:family="paragraph" style:parent-style-name="List_20_Paragraph" style:list-style-name="WWNum2">
      <style:paragraph-properties fo:margin-left="1.259cm" fo:margin-right="0cm" fo:margin-top="0cm" fo:margin-bottom="0.071cm" fo:text-indent="-0.63cm" style:auto-text-indent="false"/>
      <style:text-properties fo:background-color="#ffff00"/>
    </style:style>
    <style:style style:name="P39" style:family="paragraph" style:parent-style-name="List_20_Paragraph" style:list-style-name="WWNum2">
      <style:paragraph-properties fo:margin-left="1.259cm" fo:margin-right="0cm" fo:margin-top="0cm" fo:margin-bottom="0.071cm" fo:text-indent="-0.63cm" style:auto-text-indent="false"/>
    </style:style>
    <style:style style:name="P40" style:family="paragraph" style:parent-style-name="List_20_Paragraph" style:list-style-name="WWNum3">
      <style:paragraph-properties fo:margin-top="0cm" fo:margin-bottom="0.071cm"/>
    </style:style>
    <style:style style:name="P41" style:family="paragraph" style:parent-style-name="List_20_Paragraph" style:list-style-name="WWNum3">
      <style:paragraph-properties fo:margin-top="0cm" fo:margin-bottom="0.071cm"/>
      <style:text-properties fo:background-color="#ffff00"/>
    </style:style>
    <style:style style:name="P42" style:family="paragraph" style:parent-style-name="List_20_Paragraph" style:list-style-name="WWNum4">
      <style:paragraph-properties fo:margin-top="0cm" fo:margin-bottom="0.071cm"/>
      <style:text-properties fo:background-color="#ffff00"/>
    </style:style>
    <style:style style:name="P43" style:family="paragraph" style:parent-style-name="List_20_Paragraph" style:list-style-name="WWNum5">
      <style:paragraph-properties fo:margin-top="0cm" fo:margin-bottom="0.071cm"/>
      <style:text-properties fo:background-color="#ffff00"/>
    </style:style>
    <style:style style:name="P44" style:family="paragraph" style:parent-style-name="List_20_Paragraph" style:list-style-name="WWNum7">
      <style:paragraph-properties fo:margin-top="0cm" fo:margin-bottom="0.071cm"/>
      <style:text-properties fo:background-color="#ffff00"/>
    </style:style>
    <style:style style:name="P45" style:family="paragraph" style:parent-style-name="List_20_Paragraph" style:list-style-name="WWNum8">
      <style:paragraph-properties fo:margin-top="0cm" fo:margin-bottom="0.071cm"/>
      <style:text-properties fo:background-color="#ffff00"/>
    </style:style>
    <style:style style:name="P46" style:family="paragraph" style:parent-style-name="List_20_Paragraph" style:list-style-name="WWNum4">
      <style:paragraph-properties fo:margin-top="0cm" fo:margin-bottom="0.071cm"/>
    </style:style>
    <style:style style:name="P47" style:family="paragraph" style:parent-style-name="List_20_Paragraph" style:list-style-name="WWNum5">
      <style:paragraph-properties fo:margin-top="0cm" fo:margin-bottom="0.071cm"/>
    </style:style>
    <style:style style:name="P48" style:family="paragraph" style:parent-style-name="List_20_Paragraph" style:list-style-name="WWNum7">
      <style:paragraph-properties fo:margin-top="0cm" fo:margin-bottom="0.071cm"/>
    </style:style>
    <style:style style:name="P49" style:family="paragraph" style:parent-style-name="List_20_Paragraph" style:list-style-name="WWNum8">
      <style:paragraph-properties fo:margin-top="0cm" fo:margin-bottom="0.071cm"/>
    </style:style>
    <style:style style:name="P50" style:family="paragraph" style:parent-style-name="List_20_Paragraph" style:list-style-name="WWNum9">
      <style:paragraph-properties fo:margin-top="0cm" fo:margin-bottom="0.071cm"/>
    </style:style>
    <style:style style:name="P51" style:family="paragraph" style:parent-style-name="Formatvorlage2">
      <style:paragraph-properties fo:margin-left="0cm" fo:margin-right="0cm" fo:text-indent="0cm" style:auto-text-indent="false"/>
      <style:text-properties fo:font-weight="bold" style:font-weight-asian="bold"/>
    </style:style>
    <style:style style:name="P52" style:family="paragraph" style:parent-style-name="Multchoice">
      <style:text-properties style:font-name="Arial" fo:font-size="12pt" style:font-size-asian="12pt" style:font-name-complex="Arial" style:font-size-complex="12pt"/>
    </style:style>
    <style:style style:name="P53" style:family="paragraph" style:parent-style-name="Multchoice">
      <style:paragraph-properties fo:margin-left="0.499cm" fo:margin-right="0cm" fo:text-indent="-0.499cm" style:auto-text-indent="false"/>
      <style:text-properties style:font-name="Arial" fo:font-size="12pt" style:font-size-asian="12pt" style:font-name-complex="Arial" style:font-size-complex="12pt"/>
    </style:style>
    <style:style style:name="P54" style:family="paragraph" style:parent-style-name="Multchoice">
      <style:paragraph-properties fo:margin-left="0.499cm" fo:margin-right="0cm" fo:text-indent="-0.499cm" style:auto-text-indent="false"/>
      <style:text-properties style:font-name="Arial" style:font-name-complex="Arial"/>
    </style:style>
    <style:style style:name="P55" style:family="paragraph" style:parent-style-name="Standard" style:list-style-name="WW8Num14">
      <style:paragraph-properties style:snap-to-layout-grid="false"/>
      <style:text-properties style:font-name="Arial" style:font-name-complex="Arial"/>
    </style:style>
    <style:style style:name="P56" style:family="paragraph" style:parent-style-name="Standard" style:list-style-name="WW8Num14">
      <style:paragraph-properties style:snap-to-layout-grid="false"/>
      <style:text-properties style:font-name="Arial" style:font-name-complex="Arial" style:font-size-complex="12pt"/>
    </style:style>
    <style:style style:name="P57" style:family="paragraph" style:parent-style-name="Standard" style:master-page-name="Standard">
      <style:paragraph-properties style:page-number="auto"/>
    </style:style>
    <style:style style:name="P58" style:family="paragraph" style:parent-style-name="Standard" style:list-style-name="WWNum25">
      <style:paragraph-properties fo:margin-left="1.752cm" fo:margin-right="0cm" fo:margin-top="0cm" fo:margin-bottom="0cm" fo:line-height="100%" fo:text-indent="-0.501cm" style:auto-text-indent="false"/>
      <style:text-properties fo:color="#ff0000"/>
    </style:style>
    <style:style style:name="P59" style:family="paragraph" style:parent-style-name="Standard" style:list-style-name="WW8Num34">
      <style:paragraph-properties fo:margin-left="1.259cm" fo:margin-right="0cm" fo:margin-top="0cm" fo:margin-bottom="0.423cm" fo:text-indent="-0.63cm" style:auto-text-indent="false" style:text-autospace="none"/>
      <style:text-properties style:font-name="Arial" style:font-name-complex="Arial"/>
    </style:style>
    <style:style style:name="P60" style:family="paragraph" style:parent-style-name="Standard" style:list-style-name="WW8Num34">
      <style:paragraph-properties fo:margin-left="1.259cm" fo:margin-right="0cm" fo:margin-top="0cm" fo:margin-bottom="0.423cm" fo:text-indent="-0.63cm" style:auto-text-indent="false" style:text-autospace="none"/>
      <style:text-properties style:font-name="Arial" fo:background-color="#c0c0c0" style:font-name-complex="Arial"/>
    </style:style>
    <style:style style:name="P61" style:family="paragraph" style:parent-style-name="Standard" style:list-style-name="WW8Num32">
      <style:paragraph-properties fo:margin-top="0cm" fo:margin-bottom="0.423cm"/>
      <style:text-properties style:font-name="Arial" style:font-name-complex="Arial"/>
    </style:style>
    <style:style style:name="P62" style:family="paragraph" style:parent-style-name="Standard" style:list-style-name="WW8Num7">
      <style:paragraph-properties fo:margin-top="0cm" fo:margin-bottom="0.423cm"/>
      <style:text-properties style:font-name="Arial" style:font-name-complex="Arial"/>
    </style:style>
    <style:style style:name="P63" style:family="paragraph" style:parent-style-name="Standard" style:list-style-name="WW8Num9">
      <style:paragraph-properties fo:margin-top="0cm" fo:margin-bottom="0.423cm"/>
      <style:text-properties style:font-name="Arial" style:font-name-complex="Arial"/>
    </style:style>
    <style:style style:name="P64" style:family="paragraph" style:parent-style-name="Standard" style:list-style-name="WW8Num31">
      <style:paragraph-properties fo:margin-top="0cm" fo:margin-bottom="0.423cm"/>
      <style:text-properties style:font-name="Arial" style:font-name-complex="Arial" style:font-size-complex="12pt"/>
    </style:style>
    <style:style style:name="P65" style:family="paragraph" style:parent-style-name="Standard" style:list-style-name="WW8Num17">
      <style:paragraph-properties fo:margin-top="0cm" fo:margin-bottom="0.423cm"/>
      <style:text-properties style:font-name="Arial" style:font-name-complex="Arial" style:font-size-complex="12pt"/>
    </style:style>
    <style:style style:name="P66" style:family="paragraph" style:parent-style-name="Standard" style:list-style-name="WW8Num2">
      <style:paragraph-properties fo:margin-top="0cm" fo:margin-bottom="0.423cm"/>
      <style:text-properties style:font-name="Arial" style:font-name-complex="Arial"/>
    </style:style>
    <style:style style:name="P67" style:family="paragraph" style:parent-style-name="Standard" style:list-style-name="WW8Num19">
      <style:paragraph-properties fo:margin-top="0cm" fo:margin-bottom="0.423cm"/>
      <style:text-properties style:font-name="Arial" style:font-name-complex="Arial"/>
    </style:style>
    <style:style style:name="P68" style:family="paragraph" style:parent-style-name="Standard" style:list-style-name="WW8Num18">
      <style:paragraph-properties fo:margin-top="0cm" fo:margin-bottom="0.423cm"/>
      <style:text-properties style:font-name="Arial" style:font-name-complex="Arial"/>
    </style:style>
    <style:style style:name="P69" style:family="paragraph" style:parent-style-name="Standard" style:list-style-name="WW8Num12">
      <style:paragraph-properties fo:margin-top="0cm" fo:margin-bottom="0.423cm"/>
      <style:text-properties style:font-name="Arial" style:font-name-complex="Arial"/>
    </style:style>
    <style:style style:name="P70" style:family="paragraph" style:parent-style-name="Standard" style:list-style-name="WW8Num26">
      <style:paragraph-properties fo:margin-top="0cm" fo:margin-bottom="0.423cm"/>
      <style:text-properties style:font-name="Arial" style:font-name-complex="Arial"/>
    </style:style>
    <style:style style:name="P71" style:family="paragraph" style:parent-style-name="Standard" style:list-style-name="WW8Num13">
      <style:paragraph-properties fo:margin-top="0cm" fo:margin-bottom="0.423cm"/>
      <style:text-properties style:font-name="Arial" style:font-name-complex="Arial"/>
    </style:style>
    <style:style style:name="P72" style:family="paragraph" style:parent-style-name="Standard" style:list-style-name="WW8Num28">
      <style:paragraph-properties fo:margin-top="0cm" fo:margin-bottom="0.423cm"/>
      <style:text-properties style:font-name="Arial" style:font-name-complex="Arial"/>
    </style:style>
    <style:style style:name="P73" style:family="paragraph" style:parent-style-name="Standard" style:list-style-name="WW8Num10">
      <style:paragraph-properties fo:margin-top="0cm" fo:margin-bottom="0.423cm"/>
      <style:text-properties style:font-name="Arial" style:font-name-complex="Arial"/>
    </style:style>
    <style:style style:name="P74" style:family="paragraph" style:parent-style-name="Standard" style:list-style-name="WW8Num35">
      <style:paragraph-properties fo:margin-top="0cm" fo:margin-bottom="0.423cm"/>
      <style:text-properties style:font-name="Arial" style:font-name-complex="Arial"/>
    </style:style>
    <style:style style:name="P75" style:family="paragraph" style:parent-style-name="Standard" style:list-style-name="WW8Num21">
      <style:paragraph-properties fo:margin-top="0cm" fo:margin-bottom="0.423cm"/>
      <style:text-properties style:font-name="Arial" style:font-name-complex="Arial"/>
    </style:style>
    <style:style style:name="P76" style:family="paragraph" style:parent-style-name="Standard" style:list-style-name="WW8Num29">
      <style:paragraph-properties fo:margin-top="0cm" fo:margin-bottom="0.423cm"/>
      <style:text-properties style:font-name="Arial" style:font-name-complex="Arial"/>
    </style:style>
    <style:style style:name="P77" style:family="paragraph" style:parent-style-name="Standard" style:list-style-name="WW8Num6">
      <style:paragraph-properties fo:margin-top="0cm" fo:margin-bottom="0.423cm"/>
      <style:text-properties style:font-name="Arial" style:font-name-complex="Arial"/>
    </style:style>
    <style:style style:name="P78" style:family="paragraph" style:parent-style-name="Standard" style:list-style-name="WW8Num23">
      <style:paragraph-properties fo:margin-top="0cm" fo:margin-bottom="0.423cm"/>
      <style:text-properties style:font-name="Arial" style:font-name-complex="Arial"/>
    </style:style>
    <style:style style:name="P79" style:family="paragraph" style:parent-style-name="Standard" style:list-style-name="WW8Num33">
      <style:paragraph-properties fo:margin-top="0cm" fo:margin-bottom="0.423cm"/>
      <style:text-properties style:font-name="Arial" style:font-name-complex="Arial"/>
    </style:style>
    <style:style style:name="P80" style:family="paragraph" style:parent-style-name="Standard" style:list-style-name="WW8Num32">
      <style:paragraph-properties fo:margin-top="0cm" fo:margin-bottom="0.423cm"/>
      <style:text-properties style:font-name="Arial" fo:background-color="#c0c0c0" style:font-name-complex="Arial"/>
    </style:style>
    <style:style style:name="P81" style:family="paragraph" style:parent-style-name="Standard" style:list-style-name="WW8Num7">
      <style:paragraph-properties fo:margin-top="0cm" fo:margin-bottom="0.423cm"/>
      <style:text-properties style:font-name="Arial" fo:background-color="#c0c0c0" style:font-name-complex="Arial"/>
    </style:style>
    <style:style style:name="P82" style:family="paragraph" style:parent-style-name="Standard" style:list-style-name="WW8Num9">
      <style:paragraph-properties fo:margin-top="0cm" fo:margin-bottom="0.423cm"/>
      <style:text-properties style:font-name="Arial" fo:background-color="#c0c0c0" style:font-name-complex="Arial"/>
    </style:style>
    <style:style style:name="P83" style:family="paragraph" style:parent-style-name="Standard" style:list-style-name="WW8Num31">
      <style:paragraph-properties fo:margin-top="0cm" fo:margin-bottom="0.423cm"/>
      <style:text-properties style:font-name="Arial" fo:background-color="#c0c0c0" style:font-name-complex="Arial" style:font-size-complex="12pt"/>
    </style:style>
    <style:style style:name="P84" style:family="paragraph" style:parent-style-name="Standard" style:list-style-name="WW8Num17">
      <style:paragraph-properties fo:margin-top="0cm" fo:margin-bottom="0.423cm"/>
      <style:text-properties style:font-name="Arial" fo:background-color="#c0c0c0" style:font-name-complex="Arial" style:font-size-complex="12pt"/>
    </style:style>
    <style:style style:name="P85" style:family="paragraph" style:parent-style-name="Standard" style:list-style-name="WW8Num2">
      <style:paragraph-properties fo:margin-top="0cm" fo:margin-bottom="0.423cm"/>
      <style:text-properties style:font-name="Arial" fo:background-color="#c0c0c0" style:font-name-complex="Arial"/>
    </style:style>
    <style:style style:name="P86" style:family="paragraph" style:parent-style-name="Standard" style:list-style-name="WW8Num19">
      <style:paragraph-properties fo:margin-top="0cm" fo:margin-bottom="0.423cm"/>
      <style:text-properties style:font-name="Arial" fo:background-color="#c0c0c0" style:font-name-complex="Arial"/>
    </style:style>
    <style:style style:name="P87" style:family="paragraph" style:parent-style-name="Standard" style:list-style-name="WW8Num18">
      <style:paragraph-properties fo:margin-top="0cm" fo:margin-bottom="0.423cm"/>
      <style:text-properties style:font-name="Arial" fo:background-color="#c0c0c0" style:font-name-complex="Arial"/>
    </style:style>
    <style:style style:name="P88" style:family="paragraph" style:parent-style-name="Standard" style:list-style-name="WW8Num12">
      <style:paragraph-properties fo:margin-top="0cm" fo:margin-bottom="0.423cm"/>
      <style:text-properties style:font-name="Arial" fo:background-color="#c0c0c0" style:font-name-complex="Arial"/>
    </style:style>
    <style:style style:name="P89" style:family="paragraph" style:parent-style-name="Standard" style:list-style-name="WW8Num26">
      <style:paragraph-properties fo:margin-top="0cm" fo:margin-bottom="0.423cm"/>
      <style:text-properties style:font-name="Arial" fo:background-color="#c0c0c0" style:font-name-complex="Arial"/>
    </style:style>
    <style:style style:name="P90" style:family="paragraph" style:parent-style-name="Standard" style:list-style-name="WW8Num13">
      <style:paragraph-properties fo:margin-top="0cm" fo:margin-bottom="0.423cm"/>
      <style:text-properties style:font-name="Arial" fo:background-color="#c0c0c0" style:font-name-complex="Arial"/>
    </style:style>
    <style:style style:name="P91" style:family="paragraph" style:parent-style-name="Standard" style:list-style-name="WW8Num28">
      <style:paragraph-properties fo:margin-top="0cm" fo:margin-bottom="0.423cm"/>
      <style:text-properties style:font-name="Arial" fo:background-color="#c0c0c0" style:font-name-complex="Arial"/>
    </style:style>
    <style:style style:name="P92" style:family="paragraph" style:parent-style-name="Standard" style:list-style-name="WW8Num10">
      <style:paragraph-properties fo:margin-top="0cm" fo:margin-bottom="0.423cm"/>
      <style:text-properties style:font-name="Arial" fo:background-color="#c0c0c0" style:font-name-complex="Arial"/>
    </style:style>
    <style:style style:name="P93" style:family="paragraph" style:parent-style-name="Standard" style:list-style-name="WW8Num35">
      <style:paragraph-properties fo:margin-top="0cm" fo:margin-bottom="0.423cm"/>
      <style:text-properties style:font-name="Arial" fo:background-color="#c0c0c0" style:font-name-complex="Arial"/>
    </style:style>
    <style:style style:name="P94" style:family="paragraph" style:parent-style-name="Standard" style:list-style-name="WW8Num21">
      <style:paragraph-properties fo:margin-top="0cm" fo:margin-bottom="0.423cm"/>
      <style:text-properties style:font-name="Arial" fo:background-color="#c0c0c0" style:font-name-complex="Arial"/>
    </style:style>
    <style:style style:name="P95" style:family="paragraph" style:parent-style-name="Standard" style:list-style-name="WW8Num29">
      <style:paragraph-properties fo:margin-top="0cm" fo:margin-bottom="0.423cm"/>
      <style:text-properties style:font-name="Arial" fo:background-color="#c0c0c0" style:font-name-complex="Arial"/>
    </style:style>
    <style:style style:name="P96" style:family="paragraph" style:parent-style-name="Standard" style:list-style-name="WW8Num6">
      <style:paragraph-properties fo:margin-top="0cm" fo:margin-bottom="0.423cm"/>
      <style:text-properties style:font-name="Arial" fo:background-color="#c0c0c0" style:font-name-complex="Arial"/>
    </style:style>
    <style:style style:name="P97" style:family="paragraph" style:parent-style-name="Standard" style:list-style-name="WW8Num23">
      <style:paragraph-properties fo:margin-top="0cm" fo:margin-bottom="0.423cm"/>
      <style:text-properties style:font-name="Arial" fo:background-color="#c0c0c0" style:font-name-complex="Arial"/>
    </style:style>
    <style:style style:name="P98" style:family="paragraph" style:parent-style-name="Standard" style:list-style-name="WW8Num33">
      <style:paragraph-properties fo:margin-top="0cm" fo:margin-bottom="0.423cm"/>
      <style:text-properties style:font-name="Arial" fo:background-color="#c0c0c0" style:font-name-complex="Arial"/>
    </style:style>
    <style:style style:name="P99" style:family="paragraph" style:parent-style-name="Standard" style:list-style-name="WW8Num1">
      <style:paragraph-properties fo:margin-top="0cm" fo:margin-bottom="0.423cm"/>
    </style:style>
    <style:style style:name="P100" style:family="paragraph" style:parent-style-name="Standard" style:list-style-name="WW8Num14">
      <style:paragraph-properties fo:keep-with-next="always" style:snap-to-layout-grid="false"/>
      <style:text-properties style:font-name="Arial" style:font-name-complex="Arial"/>
    </style:style>
    <style:style style:name="T1" style:family="text">
      <style:text-properties fo:background-color="#ffff00"/>
    </style:style>
    <style:style style:name="T2" style:family="text">
      <style:text-properties style:font-name="Arial" style:font-name-complex="Arial"/>
    </style:style>
    <style:style style:name="T3" style:family="text">
      <style:text-properties style:font-name="Arial" style:font-name-complex="Arial" style:font-size-complex="12pt"/>
    </style:style>
    <style:style style:name="T4" style:family="text">
      <style:text-properties style:font-name="Arial" fo:background-color="#c0c0c0" style:font-name-complex="Arial"/>
    </style:style>
    <style:style style:name="T5" style:family="text">
      <style:text-properties style:font-name="Arial" fo:background-color="#c0c0c0" style:font-name-complex="Aria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OSI-MODELL FRAGE </text:p>
      <text:p text:style-name="Standard"/>
      <text:list xml:id="list5420804747138132485" text:style-name="WWNum23">
        <text:list-item>
          <text:h text:style-name="P31" text:outline-level="1">Was sind die Vorteile des OSI-Modells? Nennen Sie mindestens drei.</text:h>
        </text:list-item>
      </text:list>
      <text:p text:style-name="P17">Es unterteilt die Netzkommunikation in kleinere, einfacher zu handhabende Teile.</text:p>
      <text:p text:style-name="P17">Es standardisiert Netzkomponenten, um die Entwicklung und Unterstützung durch verschiedene Hersteller zu ermöglichen.</text:p>
      <text:p text:style-name="P17">Es ermöglicht die Kommunikation zwischen unterschiedlicher Netzhardware und -software.</text:p>
      <text:p text:style-name="P17">Es verhindert, dass Änderungen auf einer Schicht die übrigen Schichten beeinflussen.</text:p>
      <text:p text:style-name="P17">Es unterteilt die Netzkommunikation in kleinere Teile, um sie leichter verständlich zu gestalten.</text:p>
      <text:h text:style-name="P4" text:outline-level="1"/>
      <text:list xml:id="list1658896433" text:continue-numbering="true" text:style-name="WWNum23">
        <text:list-item>
          <text:h text:style-name="P31" text:outline-level="1">Welches Ziel wird mit dem Standard des OSI-Referenzmodells verfolgt?</text:h>
        </text:list-item>
      </text:list>
      <text:p text:style-name="P17"><text:s/>Hersteller unabhängige, Architektur unabhängige sowie Netz unabhängige Schnittstelle zwischen beliebigen Rechnern Dies wurde durch die Metapher der universellen Kommunikationssteckdose ausgedrückt.</text:p>
      <text:h text:style-name="P5" text:outline-level="1"/>
      <text:list xml:id="list1996436315" text:continue-numbering="true" text:style-name="WWNum23">
        <text:list-item>
          <text:h text:style-name="P31" text:outline-level="1">Auf welcher Schicht befindet sich die Bitübertragungsschicht (OSI-Modell)?<text:line-break/>Und welche Aufgaben hat sie?</text:h>
        </text:list-item>
      </text:list>
      <text:p text:style-name="P17">1. Schicht des OSI-Modells</text:p>
      <text:p text:style-name="P17">Binäre Übertragung</text:p>
      <text:p text:style-name="P17">Adern, Steckverbinder, Spannungen, Datenraten</text:p>
      <text:h text:style-name="P5" text:outline-level="1"/>
      <text:list xml:id="list1377437715" text:continue-numbering="true" text:style-name="WWNum23">
        <text:list-item>
          <text:h text:style-name="P32" text:outline-level="1">Auf welcher Schicht befindet sich die Sicherungsschicht (OSI-Modell)<text:line-break/>Und welche Aufgaben hat sie?</text:h>
        </text:list-item>
      </text:list>
      <text:p text:style-name="P17">2. Schicht des OSI-Modells</text:p>
      <text:p text:style-name="P17">Direkte Verbindungssteuerung, Medienzugriff</text:p>
      <text:p text:style-name="P17">Besteht aus der MAC-Ebene und der LLC-Ebene</text:p>
      <text:p text:style-name="P17">MAC-Teilebene steuert, wie Rechner Zugang zum Netz erhält und Daten übertragen kann</text:p>
      <text:p text:style-name="P17">LLC-Teilebene steuert die Frame-Synchronisation, die Flusskontrolle und die Fehlerkontrolle</text:p>
      <text:p text:style-name="P17">Stellt die physikalische Adressierung bereit</text:p>
      <text:p text:style-name="P8"/>
      <text:list xml:id="list278753583" text:continue-numbering="true" text:style-name="WWNum23">
        <text:list-item>
          <text:h text:style-name="P32" text:outline-level="1">In welchen Aufgaben unterscheidet sich die Netzwerkschicht (Network Layer) von der Transportschicht (Transport Layer)?</text:h>
        </text:list-item>
      </text:list>
      <text:p text:style-name="P3">Die Netzwerkschicht ist für das Routing (innerhalb und außerhalb der Netzwerkgrenzen), Segmenting (Datenanpassung an das Netz) und Multiplexing verschiedener Verbindungen verantwortlich. Die Transportschicht ist dagegen verantwortlich für die Realisierung von virtuellen Verbindungen zwischen Instanzen, Fehlerbehandlung (Ausgleich der Güte zwischen Teilnetzen), Optimierung der Kosten durch Wahl geeigneter Netze sowie für die Datenflusskontrolle.</text:p>
      <text:p text:style-name="P8"/>
      <text:list xml:id="list906427612" text:continue-numbering="true" text:style-name="WWNum23">
        <text:list-item>
          <text:h text:style-name="P32" text:outline-level="1">Geben Sie drei Beispiele für Dienste/Aktivitäten auf der Anwendungsschicht an (Application Layer).</text:h>
        </text:list-item>
      </text:list>
      <text:p text:style-name="P3">Beispiele für drei Dienste wären u.a.: Datenbank-Transaktionen, Webservices, Remote Procedure Calls.</text:p>
      <text:p text:style-name="P3"/>
      <text:list xml:id="list1784158951" text:continue-numbering="true" text:style-name="WWNum23">
        <text:list-item>
          <text:h text:style-name="P32" text:outline-level="1">Was versteht man unter einem Netzwerk?</text:h>
        </text:list-item>
      </text:list>
      <text:p text:style-name="P3">Ein Netzwerk ist der Verbund mehrerer DEE zum Zweck des Datenaustauschs und der gemeinsamen Nutzung von Ressourcen.</text:p>
      <text:p text:style-name="P3"/>
      <text:list xml:id="list602118634" text:continue-numbering="true" text:style-name="WWNum23">
        <text:list-item>
          <text:h text:style-name="P32" text:outline-level="1">Nennen Sie die zwei Hauptgruppen (zusammengefasste Schichten), in die das <text:line-break/>OSI-Referenzmodell gruppiert wird.</text:h>
        </text:list-item>
      </text:list>
      <text:list xml:id="list4372105742230301081" text:style-name="WWNum25">
        <text:list-item>
          <text:p text:style-name="P58">Transport- oder netzwerkorientierte Schichten </text:p>
        </text:list-item>
        <text:list-item>
          <text:p text:style-name="P58"><text:soft-page-break/>Anwendungsorientierte Schichten</text:p>
        </text:list-item>
      </text:list>
      <text:p text:style-name="P21"/>
      <text:list xml:id="list421729212" text:continue-list="list602118634" text:style-name="WWNum23">
        <text:list-item>
          <text:h text:style-name="P31" text:outline-level="1">Als aktive Netzwerkkomponenten werden Switche, Router und Repeater eingesetzt. <text:line-break/>Geben Sie für die jeweilige Komponente den Namen der entsprechenden OSI-Schicht an.</text:h>
        </text:list-item>
      </text:list>
      <text:h text:style-name="P6" text:outline-level="1"/>
      <table:table table:name="Table1" table:style-name="Table1">
        <table:table-column table:style-name="Table1.A"/>
        <table:table-column table:style-name="Table1.B"/>
        <table:table-row table:style-name="Table1.1">
          <table:table-cell table:style-name="Table1.A1" office:value-type="string">
            <text:p text:style-name="P18">Komponente </text:p>
          </table:table-cell>
          <table:table-cell table:style-name="Table1.A1" office:value-type="string">
            <text:p text:style-name="P23">Name der Schicht im OSI-Referenzmodell </text:p>
          </table:table-cell>
        </table:table-row>
        <table:table-row table:style-name="Table1.2">
          <table:table-cell table:style-name="Table1.A1" office:value-type="string">
            <text:p text:style-name="P16">Switch </text:p>
          </table:table-cell>
          <table:table-cell table:style-name="Table1.A1" office:value-type="string">
            <text:p text:style-name="P24">Sicherungsschicht/Data Link Layer </text:p>
          </table:table-cell>
        </table:table-row>
        <table:table-row table:style-name="Table1.2">
          <table:table-cell table:style-name="Table1.A1" office:value-type="string">
            <text:p text:style-name="P16">Repeater /Hub</text:p>
          </table:table-cell>
          <table:table-cell table:style-name="Table1.A1" office:value-type="string">
            <text:p text:style-name="P24">Bitübertragungsschicht/Physical Layer </text:p>
          </table:table-cell>
        </table:table-row>
        <table:table-row table:style-name="Table1.2">
          <table:table-cell table:style-name="Table1.A1" office:value-type="string">
            <text:p text:style-name="P16">Router </text:p>
          </table:table-cell>
          <table:table-cell table:style-name="Table1.A1" office:value-type="string">
            <text:p text:style-name="P24">Vermittlungsschicht/Network Layer </text:p>
          </table:table-cell>
        </table:table-row>
      </table:table>
      <text:p text:style-name="P15"/>
      <text:list xml:id="list1998063569348489518" text:style-name="WWNum29">
        <text:list-item>
          <text:h text:style-name="P34" text:outline-level="1">Worin bestehen die wesentlichen Aufgaben der Präsentationsschicht (Presentation Layer)?</text:h>
        </text:list-item>
      </text:list>
      <text:p text:style-name="P29">Die wesentlichen Aufgaben beinhalten: Anpassung und Umformung der internen Datenrepräsentationen mit dem Ziele der Einhaltung der Semantik, so dass dasselbe Zeichen trotz unterschiedlicher interner Repräsentationen gleich verstanden wird.</text:p>
      <text:p text:style-name="P17"/>
      <text:list xml:id="list863623222" text:continue-numbering="true" text:style-name="WWNum29">
        <text:list-item>
          <text:h text:style-name="P34" text:outline-level="1">Wie viel Byte sind 1 kB nach SI-konformer Umrechnung und wie viel Byte sind 1 kB nach </text:h>
        </text:list-item>
      </text:list>
      <text:h text:style-name="P28" text:outline-level="1">binärer Umrechnung?</text:h>
      <text:p text:style-name="P25">1 kB SI-konform = 1000 Byte</text:p>
      <text:p text:style-name="P25">1 kB binär = 1kiB = 1024 Byte</text:p>
      <text:h text:style-name="P7" text:outline-level="1"/>
      <text:list xml:id="list1777797966" text:continue-numbering="true" text:style-name="WWNum29">
        <text:list-item>
          <text:h text:style-name="P34" text:outline-level="1">Nennen Sie zwei Gründe, die für die Verwendung von Schichtprotokollen sprechen.</text:h>
        </text:list-item>
      </text:list>
      <text:p text:style-name="P29">Schichtenprotokolle ermöglichen die Aufteilung des Designproblems in kleinere, besser handhabbare Teile. Schichten bedeuten außerdem, dass Protokolle geändert werden können, ohne dadurch die übergeordneten Protokolle zu beeinträchtigen.</text:p>
      <text:h text:style-name="P7" text:outline-level="1"/>
      <text:list xml:id="list1067226089" text:continue-numbering="true" text:style-name="WWNum29">
        <text:list-item>
          <text:h text:style-name="P34" text:outline-level="1">Was ist der Unterschied zwischen verbindungsloser und verbindungsorientierter Kommunikation?</text:h>
        </text:list-item>
      </text:list>
      <text:p text:style-name="P29">Eine verbindungsorientierte Kommunikation baut erst eine Verbindung auf, dann werden die Daten übertragen und schließlich die Verbindung wieder getrennt.</text:p>
      <text:p text:style-name="P25">Die verbindungslose Kommunikation sendet die Daten einfach los.</text:p>
      <text:h text:style-name="P7" text:outline-level="1"/>
      <text:list xml:id="list642250317" text:continue-numbering="true" text:style-name="WWNum29">
        <text:list-item>
          <text:h text:style-name="P34" text:outline-level="1">Welchen Zweck erfüllen Protokolle?</text:h>
        </text:list-item>
      </text:list>
      <text:p text:style-name="P25">Protokolle regeln die Darstellung der Daten und den zeitlichen und kausalen Ablauf der</text:p>
      <text:p text:style-name="P25">Kommunikation.</text:p>
      <text:h text:style-name="P7" text:outline-level="1"/>
      <text:list xml:id="list605060235" text:continue-numbering="true" text:style-name="WWNum29">
        <text:list-item>
          <text:h text:style-name="P34" text:outline-level="1">Welche drei Netzwerkelemente sind grundsätzlich für ein Netzwerk notwendig?</text:h>
        </text:list-item>
      </text:list>
      <text:p text:style-name="P25">Netzwerkdienste, Übertragungsmedien, Netzwerkprotokolle</text:p>
      <text:h text:style-name="P7" text:outline-level="1"/>
      <text:list xml:id="list469093338" text:continue-numbering="true" text:style-name="WWNum29">
        <text:list-item>
          <text:h text:style-name="P34" text:outline-level="1">Was wird unter einem Dienst (Service) verstanden?</text:h>
        </text:list-item>
      </text:list>
      <text:p text:style-name="P30">Der Dienst spezifiziert die an der Schnittstelle zwischen direkt benachbarten Schichten erbrachte Leistung durch Ausführen geeigneter Protokolle. Der Dienst gibt daher an, was zu leisten ist. Es kann mehrere Protokolle geben, die denselben Dienst erfüllen.</text:p>
      <text:h text:style-name="P7" text:outline-level="1"/>
      <text:list xml:id="list196055867" text:continue-numbering="true" text:style-name="WWNum29">
        <text:list-item>
          <text:h text:style-name="P34" text:outline-level="1"><text:bookmark text:name="_GoBack"/>Bei HTTP lassen sich Accounts/Passwörter übertragen bzw. die Zugänge per Passwort schützen. Werden die Passwörter verschlüsselt? Welches ist das übliche und weit verbreitete Verfahren dafür?</text:h>
        </text:list-item>
      </text:list>
      <text:p text:style-name="P25">HTTP über SSL -&gt; HTTPS</text:p>
      <text:p text:style-name="P17"/>
      <text:list xml:id="list427834409" text:continue-numbering="true" text:style-name="WWNum29">
        <text:list-item>
          <text:h text:style-name="P34" text:outline-level="1">Nennen Sie 5 häufig verwendete Protokolle der Anwendungsschicht (TCP/IP-Modell)</text:h>
        </text:list-item>
      </text:list>
      <text:p text:style-name="P26">File Transfer Protocol (FTP)</text:p>
      <text:p text:style-name="P26">Hypertext Transfer Protocol (HTTP)</text:p>
      <text:p text:style-name="P26">Simple Mail Transport Protocol (SMTP)</text:p>
      <text:p text:style-name="P26"><text:soft-page-break/>Domain Name System (DNS)</text:p>
      <text:p text:style-name="P26">Trivial File Transfer Protocol (TFTP)</text:p>
      <text:list xml:id="list8609437536731906120" text:style-name="WWNum1">
        <text:list-item>
          <text:h text:style-name="P36" text:outline-level="1">Wie viele Schichten hat das OSI- Referenzmodell? </text:h>
        </text:list-item>
      </text:list>
      <text:list xml:id="list8174507452285152606" text:style-name="WWNum2">
        <text:list-header>
          <text:h text:style-name="P33" text:outline-level="1"><text:s/></text:h>
        </text:list-header>
        <text:list-item>
          <text:h text:style-name="P38" text:outline-level="1">7 </text:h>
          <text:h text:style-name="P39" text:outline-level="1"/>
        </text:list-item>
      </text:list>
      <text:list xml:id="list394454145" text:continue-list="list8609437536731906120" text:style-name="WWNum1">
        <text:list-item>
          <text:h text:style-name="P37" text:outline-level="1">Welche Reihenfolge der Schichten vom OSI- Referenzmodell ist die Richtige?</text:h>
        </text:list-item>
      </text:list>
      <text:list xml:id="list8702566549131011271" text:style-name="WWNum3">
        <text:list-item>
          <text:h text:style-name="P40" text:outline-level="1">Bitübertragungsschicht, Vermittelungsschicht, Sicherungsschicht, Transportschicht, Sitzungsschicht, Darstellungsschicht, Anwendungsschicht </text:h>
        </text:list-item>
        <text:list-item>
          <text:h text:style-name="P40" text:outline-level="1">Bitübertragungsschicht, Sicherungsschicht, Vermittelungsschicht, Transportschicht, Darstellungsschicht, Anwendungsschicht, Sitzungsschicht </text:h>
        </text:list-item>
        <text:list-item>
          <text:h text:style-name="P41" text:outline-level="1"><text:bookmark text:name="_GoBack1"/>Bitübertragungsschicht, Sicherungsschicht, Vermittelungsschicht, Transportschicht, Sitzungsschicht, Darstellungsschicht, Anwendungsschicht </text:h>
        </text:list-item>
        <text:list-item>
          <text:h text:style-name="P40" text:outline-level="1">Bitübertragungsschicht, Sicherungsschicht, Vermittelungsschicht, Transportschicht, Sitzu ngsschicht, Anwendungsschicht, Darstellungsschicht</text:h>
        </text:list-item>
      </text:list>
      <text:p text:style-name="Standard"/>
      <text:list xml:id="list2013072611" text:continue-list="list394454145" text:style-name="WWNum1">
        <text:list-item>
          <text:h text:style-name="P37" text:outline-level="1">Die Schicht 1 wird als _____ bezeichnet. </text:h>
        </text:list-item>
      </text:list>
      <text:list xml:id="list7253451274735282090" text:style-name="WWNum4">
        <text:list-item>
          <text:h text:style-name="P46" text:outline-level="1">Darstellungsschicht </text:h>
        </text:list-item>
        <text:list-item>
          <text:h text:style-name="P42" text:outline-level="1">Bitübertragungsschicht </text:h>
        </text:list-item>
        <text:list-item>
          <text:h text:style-name="P46" text:outline-level="1">Vermittelungsschicht </text:h>
        </text:list-item>
        <text:list-item>
          <text:h text:style-name="P46" text:outline-level="1">Sicherungsschicht</text:h>
        </text:list-item>
      </text:list>
      <text:p text:style-name="Standard"/>
      <text:list xml:id="list1810790477" text:continue-list="list2013072611" text:style-name="WWNum1">
        <text:list-item>
          <text:h text:style-name="P37" text:outline-level="1">Welche Schicht des OSI- Modells ist für E-Mail und Dateitransfer verantwortlic h? </text:h>
        </text:list-item>
      </text:list>
      <text:list xml:id="list6811820800639980357" text:style-name="WWNum5">
        <text:list-item>
          <text:h text:style-name="P47" text:outline-level="1">Transportschicht </text:h>
        </text:list-item>
        <text:list-item>
          <text:h text:style-name="P43" text:outline-level="1">Anwendungsschicht </text:h>
        </text:list-item>
        <text:list-item>
          <text:h text:style-name="P47" text:outline-level="1">Bitübertragungsschicht </text:h>
        </text:list-item>
        <text:list-item>
          <text:h text:style-name="P47" text:outline-level="1">Sitzungsschicht</text:h>
        </text:list-item>
      </text:list>
      <text:p text:style-name="Standard"/>
      <text:list xml:id="list1521577540" text:continue-list="list1810790477" text:style-name="WWNum1">
        <text:list-item>
          <text:h text:style-name="P37" text:outline-level="1">Wie wird die Vereinbarung des Befehlssatzes auf der Darstellungsschicht genannt? </text:h>
        </text:list-item>
      </text:list>
      <text:list xml:id="list950530627522897537" text:style-name="WWNum7">
        <text:list-item>
          <text:h text:style-name="P48" text:outline-level="1">ASCII-Code </text:h>
        </text:list-item>
        <text:list-item>
          <text:h text:style-name="P44" text:outline-level="1">Transfersyntax </text:h>
        </text:list-item>
        <text:list-item>
          <text:h text:style-name="P48" text:outline-level="1">Syntax </text:h>
        </text:list-item>
        <text:list-item>
          <text:h text:style-name="P48" text:outline-level="1">ISO</text:h>
          <text:h text:style-name="P48" text:outline-level="1"/>
        </text:list-item>
      </text:list>
      <text:list xml:id="list475238542" text:continue-list="list1521577540" text:style-name="WWNum1">
        <text:list-item>
          <text:h text:style-name="P37" text:outline-level="1">Wofür steht die Abkürzung OSI </text:h>
        </text:list-item>
      </text:list>
      <text:list xml:id="list1845754693771606817" text:style-name="WWNum8">
        <text:list-item>
          <text:h text:style-name="P49" text:outline-level="1">Open Short Information </text:h>
        </text:list-item>
        <text:list-item>
          <text:h text:style-name="P49" text:outline-level="1"><text:span text:style-name="T1">Open Systems Interconnection</text:span> </text:h>
        </text:list-item>
        <text:list-item>
          <text:h text:style-name="P49" text:outline-level="1">Other Systems Interconnection </text:h>
        </text:list-item>
        <text:list-item>
          <text:h text:style-name="P49" text:outline-level="1">Other Systems Information</text:h>
        </text:list-item>
      </text:list>
      <text:p text:style-name="Standard"/>
      <text:list xml:id="list399284439" text:continue-list="list475238542" text:style-name="WWNum1">
        <text:list-item>
          <text:h text:style-name="P37" text:outline-level="1">Welche Schicht des OSI- Referenzmodells baut eine logische Verbindung zwischen Anwendungen auf, verwaltet und beendet sie? </text:h>
        </text:list-item>
      </text:list>
      <text:list xml:id="list1591445283" text:continue-list="list1845754693771606817" text:style-name="WWNum8">
        <text:list-item>
          <text:h text:style-name="P45" text:outline-level="1">Sitzungsschicht </text:h>
        </text:list-item>
      </text:list>
      <text:list xml:id="list180485696206080564" text:style-name="WWNum9">
        <text:list-item>
          <text:h text:style-name="P50" text:outline-level="1">Anwendungsschicht </text:h>
        </text:list-item>
        <text:list-item>
          <text:h text:style-name="P50" text:outline-level="1">Darstellungsschicht </text:h>
        </text:list-item>
        <text:list-item>
          <text:h text:style-name="P50" text:outline-level="1"><text:soft-page-break/>Transportschicht</text:h>
        </text:list-item>
      </text:list>
      <table:table table:name="Table2" table:style-name="Table2">
        <table:table-column table:style-name="Table2.A"/>
        <table:table-column table:style-name="Table2.B"/>
        <table:table-row table:style-name="Table2.1">
          <table:table-cell table:style-name="Table2.A1" office:value-type="string">
            <text:list xml:id="list3201974747071104553" text:style-name="WW8Num14">
              <text:list-item>
                <text:p text:style-name="P55"/>
              </text:list-item>
            </text:list>
          </table:table-cell>
          <table:table-cell table:style-name="Table2.B1" office:value-type="string">
            <text:p text:style-name="P10">Welche 2 Unteraufgaben hängen mit dem Verbindungsaufbau zusammen</text:p>
            <text:p text:style-name="P10"/>
            <text:list xml:id="list5463296636249996147" text:style-name="WW8Num34">
              <text:list-item>
                <text:p text:style-name="P59">Bestätigen des Datenempfangs</text:p>
              </text:list-item>
              <text:list-item>
                <text:p text:style-name="P60">Überprüfen der Login-Namen und Kennwörter</text:p>
              </text:list-item>
              <text:list-item>
                <text:p text:style-name="P59">Wiederaufnahme unterbrochener Kommunikationen</text:p>
              </text:list-item>
              <text:list-item>
                <text:p text:style-name="P60">Abstimmen, welche Services wie lange benötigt werden</text:p>
              </text:list-item>
            </text:list>
            <text:p text:style-name="P13"/>
            <text:p text:style-name="P10"/>
          </table:table-cell>
        </table:table-row>
        <table:table-row table:style-name="Table2.2">
          <table:table-cell table:style-name="Table2.A1" office:value-type="string">
            <text:list xml:id="list68840234" text:continue-list="list3201974747071104553" text:style-name="WW8Num14">
              <text:list-item>
                <text:p text:style-name="P55"/>
              </text:list-item>
            </text:list>
          </table:table-cell>
          <table:table-cell table:style-name="Table2.B1" office:value-type="string">
            <text:p text:style-name="P10">Welche Schicht ist für die Verschlüsselung zuständig?</text:p>
            <text:p text:style-name="P10"/>
            <text:list xml:id="list4909765597571781892" text:style-name="WW8Num32">
              <text:list-item>
                <text:p text:style-name="P61">Anwendungsschicht</text:p>
              </text:list-item>
              <text:list-item>
                <text:p text:style-name="P80">Präsentationsschicht</text:p>
              </text:list-item>
              <text:list-item>
                <text:p text:style-name="P61">Sitzungsschicht</text:p>
              </text:list-item>
              <text:list-item>
                <text:p text:style-name="P61">Transportschicht</text:p>
              </text:list-item>
            </text:list>
            <text:p text:style-name="P10"/>
            <text:p text:style-name="P10"/>
          </table:table-cell>
        </table:table-row>
        <table:table-row table:style-name="Table2.2">
          <table:table-cell table:style-name="Table2.A1" office:value-type="string">
            <text:list xml:id="list1208402990" text:continue-list="list68840234" text:style-name="WW8Num14">
              <text:list-item>
                <text:p text:style-name="P55"/>
              </text:list-item>
            </text:list>
          </table:table-cell>
          <table:table-cell table:style-name="Table2.B1" office:value-type="string">
            <text:p text:style-name="P9">Für welche Art von Dialog ist ein Walkie-Talkie ein Beispiel?</text:p>
            <text:p text:style-name="P9"/>
            <text:list xml:id="list7194705601763045905" text:style-name="WW8Num7">
              <text:list-item>
                <text:p text:style-name="P62">Simplex</text:p>
              </text:list-item>
              <text:list-item>
                <text:p text:style-name="P81">Halb-Duplex</text:p>
              </text:list-item>
              <text:list-item>
                <text:p text:style-name="P62">Voll-Duplex</text:p>
              </text:list-item>
            </text:list>
            <text:p text:style-name="P9"/>
            <text:p text:style-name="P9"/>
          </table:table-cell>
        </table:table-row>
        <table:table-row table:style-name="Table2.2">
          <table:table-cell table:style-name="Table2.A1" office:value-type="string">
            <text:list xml:id="list432995489" text:continue-list="list1208402990" text:style-name="WW8Num14">
              <text:list-item>
                <text:p text:style-name="P55"/>
              </text:list-item>
            </text:list>
          </table:table-cell>
          <table:table-cell table:style-name="Table2.B1" office:value-type="string">
            <text:p text:style-name="P9">Welcher Typ der Service-Benutzung erfordert die größtmögliche Zusammenarbeit zwischen den Betriebssystemen?</text:p>
            <text:p text:style-name="P11"/>
            <text:list xml:id="list5828838241624446772" text:style-name="WW8Num9">
              <text:list-item>
                <text:p text:style-name="P63">Fernbetrieb </text:p>
              </text:list-item>
              <text:list-item>
                <text:p text:style-name="P63">Abfangen von Betriebssystem-Aufrufen</text:p>
              </text:list-item>
              <text:list-item>
                <text:p text:style-name="P63">Standalone-Systeme</text:p>
              </text:list-item>
              <text:list-item>
                <text:p text:style-name="P82"><text:soft-page-break/>Kooperative Zusammenarbeit</text:p>
              </text:list-item>
            </text:list>
            <text:p text:style-name="P9"/>
            <text:p text:style-name="P9"/>
          </table:table-cell>
        </table:table-row>
        <table:table-row table:style-name="Table2.5">
          <table:table-cell table:style-name="Table2.A1" office:value-type="string">
            <text:list xml:id="list1237379825" text:continue-list="list432995489" text:style-name="WW8Num14">
              <text:list-item>
                <text:p text:style-name="P56"/>
              </text:list-item>
            </text:list>
          </table:table-cell>
          <table:table-cell table:style-name="Table2.B1" office:value-type="string">
            <text:list xml:id="list3462232952064042853" text:style-name="WW8Num3">
              <text:list-header>
                <text:p text:style-name="P52">Mit welcher Übersetzungsmethode hat Little-Endian etwas zu tun?</text:p>
                <text:p text:style-name="P52"/>
              </text:list-header>
            </text:list>
            <text:list xml:id="list4200843710438296971" text:style-name="WW8Num31">
              <text:list-item>
                <text:p text:style-name="P64">Bit-Reihenfolge</text:p>
              </text:list-item>
              <text:list-item>
                <text:p text:style-name="P83">Byte-Reihenfolge</text:p>
              </text:list-item>
              <text:list-item>
                <text:p text:style-name="P64">Dateisyntax</text:p>
              </text:list-item>
              <text:list-item>
                <text:p text:style-name="P64">Zeichensatz</text:p>
              </text:list-item>
            </text:list>
            <text:p text:style-name="P12"/>
            <text:p text:style-name="P12"/>
          </table:table-cell>
        </table:table-row>
        <table:table-row table:style-name="Table2.2">
          <table:table-cell table:style-name="Table2.A1" office:value-type="string">
            <text:list xml:id="list2115357112" text:continue-list="list1237379825" text:style-name="WW8Num14">
              <text:list-item>
                <text:p text:style-name="P100"/>
              </text:list-item>
            </text:list>
          </table:table-cell>
          <table:table-cell table:style-name="Table2.B1" office:value-type="string">
            <text:p text:style-name="P27">Was sind mögliche Verschlüsselungmethoden der Darstellungsschicht?</text:p>
            <text:p text:style-name="P11"/>
            <text:list xml:id="list5023403858034554879" text:style-name="WW8Num2">
              <text:list-item>
                <text:p text:style-name="P85">Transposition</text:p>
              </text:list-item>
              <text:list-item>
                <text:p text:style-name="P85">Substitution</text:p>
              </text:list-item>
              <text:list-item>
                <text:p text:style-name="P66">Matrixing</text:p>
              </text:list-item>
              <text:list-item>
                <text:p text:style-name="P66">Transponding</text:p>
              </text:list-item>
              <text:list-item>
                <text:p text:style-name="P85">Algebraisch</text:p>
              </text:list-item>
            </text:list>
            <text:p text:style-name="P27"/>
            <text:p text:style-name="P27"/>
          </table:table-cell>
        </table:table-row>
        <table:table-row table:style-name="Table2.1">
          <table:table-cell table:style-name="Table2.A1" office:value-type="string">
            <text:list xml:id="list771997537" text:continue-list="list2115357112" text:style-name="WW8Num14">
              <text:list-item>
                <text:p text:style-name="P55"/>
              </text:list-item>
            </text:list>
          </table:table-cell>
          <table:table-cell table:style-name="Table2.B1" office:value-type="string">
            <text:p text:style-name="P10">Die Dialog-Methode, die die Übertragung nur in eine Richtung gestattet, heißt?</text:p>
            <text:p text:style-name="P10"/>
            <text:p text:style-name="P9"/>
            <text:list xml:id="list291945325393075767" text:style-name="WW8Num19">
              <text:list-item>
                <text:p text:style-name="P86">Simplex</text:p>
              </text:list-item>
              <text:list-item>
                <text:p text:style-name="P67">Halb-Duplex</text:p>
              </text:list-item>
              <text:list-item>
                <text:p text:style-name="P67">Voll-Duplex</text:p>
              </text:list-item>
            </text:list>
            <text:p text:style-name="P10"/>
            <text:p text:style-name="P10"/>
          </table:table-cell>
        </table:table-row>
        <table:table-row table:style-name="Table2.2">
          <table:table-cell table:style-name="Table2.A1" office:value-type="string">
            <text:list xml:id="list1570685070" text:continue-list="list771997537" text:style-name="WW8Num14">
              <text:list-item>
                <text:p text:style-name="P55"/>
              </text:list-item>
            </text:list>
          </table:table-cell>
          <table:table-cell table:style-name="Table2.B1" office:value-type="string">
            <text:p text:style-name="P9">Nennen Sie die beiden Grundlagen, auf denen die Benutzung von Anwendungsschicht-<text:soft-page-break/>Implementationen beruht.</text:p>
            <text:p text:style-name="P9"/>
            <text:p text:style-name="P9"/>
            <text:p text:style-name="P14">Service-Angebot und -Benutzung</text:p>
            <text:p text:style-name="P9"/>
            <text:p text:style-name="P9"/>
            <text:p text:style-name="P9"/>
          </table:table-cell>
        </table:table-row>
        <table:table-row table:style-name="Table2.2">
          <table:table-cell table:style-name="Table2.A1" office:value-type="string">
            <text:list xml:id="list1191774804" text:continue-numbering="true" text:style-name="WW8Num14">
              <text:list-item>
                <text:p text:style-name="P100"/>
              </text:list-item>
            </text:list>
          </table:table-cell>
          <table:table-cell table:style-name="Table2.B1" office:value-type="string">
            <text:p text:style-name="P19">Welche Art von Service-Angebot wird von Werbesendungen im Fernsehen benutzt?</text:p>
            <text:p text:style-name="P27"/>
            <text:list xml:id="list3599010001291066464" text:style-name="WW8Num18">
              <text:list-item>
                <text:p text:style-name="P87">Aktiv</text:p>
              </text:list-item>
              <text:list-item>
                <text:p text:style-name="P68">Passiv</text:p>
              </text:list-item>
            </text:list>
            <text:p text:style-name="P27"/>
            <text:p text:style-name="P27"/>
          </table:table-cell>
        </table:table-row>
        <table:table-row table:style-name="Table2.2">
          <table:table-cell table:style-name="Table2.A1" office:value-type="string">
            <text:list xml:id="list135947497" text:continue-list="list1191774804" text:style-name="WW8Num14">
              <text:list-item>
                <text:p text:style-name="P100"/>
              </text:list-item>
            </text:list>
          </table:table-cell>
          <table:table-cell table:style-name="Table2.B1" office:value-type="string">
            <text:p text:style-name="P20">Die Sitzungsverwaltung besteht aus welchen drei Tasks?</text:p>
            <text:p text:style-name="P27"/>
            <text:list xml:id="list7646844762077299953" text:style-name="WW8Num12">
              <text:list-item>
                <text:p text:style-name="P88">Verbindungsaufbau</text:p>
              </text:list-item>
              <text:list-item>
                <text:p text:style-name="P88">Datenübertragung</text:p>
              </text:list-item>
              <text:list-item>
                <text:p text:style-name="P69">Verbindungshalt</text:p>
              </text:list-item>
              <text:list-item>
                <text:p text:style-name="P88">Verbindungsfreigabe</text:p>
              </text:list-item>
            </text:list>
            <text:p text:style-name="P27"/>
            <text:p text:style-name="P27"/>
          </table:table-cell>
        </table:table-row>
        <table:table-row table:style-name="Table2.2">
          <table:table-cell table:style-name="Table2.A1" office:value-type="string">
            <text:list xml:id="list1651257556" text:continue-list="list135947497" text:style-name="WW8Num14">
              <text:list-item>
                <text:p text:style-name="P55"/>
              </text:list-item>
            </text:list>
          </table:table-cell>
          <table:table-cell table:style-name="Table2.B1" office:value-type="string">
            <text:p text:style-name="P9">Welches sind Dienste der Anwendungsschicht?</text:p>
            <text:p text:style-name="P9"/>
            <text:list xml:id="list8815209431425342137" text:style-name="WW8Num26">
              <text:list-item>
                <text:p text:style-name="P89">Dateidienst</text:p>
              </text:list-item>
              <text:list-item>
                <text:p text:style-name="P89">Druckdienst</text:p>
              </text:list-item>
              <text:list-item>
                <text:p text:style-name="P89">Nachrichtendienst</text:p>
              </text:list-item>
              <text:list-item>
                <text:p text:style-name="P70">Textdienst</text:p>
              </text:list-item>
              <text:list-item>
                <text:p text:style-name="P89">Datenbankdienst</text:p>
              </text:list-item>
            </text:list>
            <text:p text:style-name="P9"/>
            <text:p text:style-name="P9"/>
          </table:table-cell>
        </table:table-row>
        <text:soft-page-break/>
        <table:table-row table:style-name="Table2.1">
          <table:table-cell table:style-name="Table2.A1" office:value-type="string">
            <text:list xml:id="list311365749" text:continue-list="list1651257556" text:style-name="WW8Num14">
              <text:list-item>
                <text:p text:style-name="P55"/>
              </text:list-item>
            </text:list>
          </table:table-cell>
          <table:table-cell table:style-name="Table2.B1" office:value-type="string">
            <text:p text:style-name="P22">Welche Schicht unterstützt Service-Anbieter und Clients beim Aufbau und Aufrechterhalten von Kommunikationen?</text:p>
            <text:list xml:id="list1410771589" text:continue-list="list3462232952064042853" text:style-name="WW8Num3">
              <text:list-header>
                <text:p text:style-name="P53"/>
              </text:list-header>
            </text:list>
            <text:list xml:id="list6520261179655651375" text:style-name="WW8Num17">
              <text:list-item>
                <text:p text:style-name="P84">Sitzungsschicht</text:p>
              </text:list-item>
              <text:list-item>
                <text:p text:style-name="P65">Transportschicht</text:p>
              </text:list-item>
              <text:list-item>
                <text:p text:style-name="P65">Netzwerkschicht</text:p>
              </text:list-item>
              <text:list-item>
                <text:p text:style-name="P65">Datensicherungsschicht</text:p>
              </text:list-item>
            </text:list>
            <text:list xml:id="list2175425681" text:continue-list="list1410771589" text:style-name="WW8Num3">
              <text:list-header>
                <text:p text:style-name="P53"/>
                <text:p text:style-name="P54"/>
              </text:list-header>
            </text:list>
          </table:table-cell>
        </table:table-row>
        <table:table-row table:style-name="Table2.1">
          <table:table-cell table:style-name="Table2.A1" office:value-type="string">
            <text:list xml:id="list1027122630" text:continue-list="list311365749" text:style-name="WW8Num14">
              <text:list-item>
                <text:p text:style-name="P55"/>
              </text:list-item>
            </text:list>
          </table:table-cell>
          <table:table-cell table:style-name="Table2.B1" office:value-type="string">
            <text:p text:style-name="P9">Welche Entschlüsselungstechnik benutzt nur einen Schlüssel, der allen Einheiten erlaubt, Daten zu ver- und entschlüsseln?</text:p>
            <text:p text:style-name="P9"/>
            <text:list xml:id="list7433821495994933176" text:style-name="WW8Num1">
              <text:list-item>
                <text:p text:style-name="P99"><text:span text:style-name="T4">Privater </text:span><text:span text:style-name="T5">Schlüssel</text:span></text:p>
              </text:list-item>
              <text:list-item>
                <text:p text:style-name="P99"><text:span text:style-name="T2">Öffentlicher </text:span><text:span text:style-name="T3">Schlüssel</text:span></text:p>
              </text:list-item>
              <text:list-item>
                <text:p text:style-name="P99"><text:span text:style-name="T2">Versteckter </text:span><text:span text:style-name="T3">Schlüssel</text:span></text:p>
              </text:list-item>
              <text:list-item>
                <text:p text:style-name="P99"><text:span text:style-name="T2">Geheimer </text:span><text:span text:style-name="T3">Schlüssel</text:span></text:p>
              </text:list-item>
            </text:list>
            <text:p text:style-name="P9"/>
            <text:p text:style-name="P9"/>
          </table:table-cell>
        </table:table-row>
        <table:table-row table:style-name="Table2.14">
          <table:table-cell table:style-name="Table2.A1" office:value-type="string">
            <text:list xml:id="list933280062" text:continue-list="list1027122630" text:style-name="WW8Num14">
              <text:list-item>
                <text:p text:style-name="P55"/>
              </text:list-item>
            </text:list>
          </table:table-cell>
          <table:table-cell table:style-name="Table2.B1" office:value-type="string">
            <text:p text:style-name="P9">Die Funktion, die eine Kommunikationssitzung beendet, durch Zustimmung beider oder bei Übertragungsproblemen, nennt man?</text:p>
            <text:p text:style-name="P9"/>
            <text:list xml:id="list6728111526189136418" text:style-name="WW8Num13">
              <text:list-item>
                <text:p text:style-name="P71">Verbindung aufhängen</text:p>
              </text:list-item>
              <text:list-item>
                <text:p text:style-name="P71">Verbindung verschieben</text:p>
              </text:list-item>
              <text:list-item>
                <text:p text:style-name="P71">Verbindung wiederherstellen</text:p>
              </text:list-item>
              <text:list-item>
                <text:p text:style-name="P90">Verbindung freigeben</text:p>
              </text:list-item>
            </text:list>
            <text:p text:style-name="P9"/>
          </table:table-cell>
        </table:table-row>
        <table:table-row table:style-name="Table2.2">
          <table:table-cell table:style-name="Table2.A1" office:value-type="string">
            <text:list xml:id="list2121720231" text:continue-list="list933280062" text:style-name="WW8Num14">
              <text:list-item>
                <text:p text:style-name="P55"/>
              </text:list-item>
            </text:list>
          </table:table-cell>
          <table:table-cell table:style-name="Table2.B1" office:value-type="string">
            <text:p text:style-name="P9">Die Festlegung und Einhaltung des korrekten Weges für jedes Paket im Netzwerk, nennt man __________ ?</text:p>
            <text:p text:style-name="P9"/>
            <text:list xml:id="list8333198923614589444" text:style-name="WW8Num28">
              <text:list-item>
                <text:p text:style-name="P91">Routing</text:p>
              </text:list-item>
              <text:list-item>
                <text:p text:style-name="P72"><text:soft-page-break/>Übertragung</text:p>
              </text:list-item>
              <text:list-item>
                <text:p text:style-name="P72">Adressierung</text:p>
              </text:list-item>
              <text:list-item>
                <text:p text:style-name="P72">Virtuelle Wegefindung</text:p>
              </text:list-item>
            </text:list>
            <text:p text:style-name="P9"/>
          </table:table-cell>
        </table:table-row>
        <table:table-row table:style-name="Table2.2">
          <table:table-cell table:style-name="Table2.A1" office:value-type="string">
            <text:list xml:id="list342756220" text:continue-list="list2121720231" text:style-name="WW8Num14">
              <text:list-item>
                <text:p text:style-name="P55"/>
              </text:list-item>
            </text:list>
          </table:table-cell>
          <table:table-cell table:style-name="Table2.B1" office:value-type="string">
            <text:p text:style-name="P9">Der Verbindunkservice, der mit Bestätigungen zur Fluß- und Fehlersteuerung zwischen Punkt-zu-Punkt-Verbindungen arbeitet, heißt ________ ?</text:p>
            <text:p text:style-name="P9"/>
            <text:list xml:id="list1547646764413638445" text:style-name="WW8Num10">
              <text:list-item>
                <text:p text:style-name="P73">Unbestätigter verbindungsloser Dienst</text:p>
              </text:list-item>
              <text:list-item>
                <text:p text:style-name="P92">Verbindungsorientierter Dienst</text:p>
              </text:list-item>
              <text:list-item>
                <text:p text:style-name="P73">Bestätigter verbindungsloser Dienst</text:p>
              </text:list-item>
            </text:list>
            <text:p text:style-name="P9"/>
          </table:table-cell>
        </table:table-row>
        <table:table-row table:style-name="Table2.2">
          <table:table-cell table:style-name="Table2.A1" office:value-type="string">
            <text:list xml:id="list709440524" text:continue-list="list342756220" text:style-name="WW8Num14">
              <text:list-item>
                <text:p text:style-name="P55"/>
              </text:list-item>
            </text:list>
          </table:table-cell>
          <table:table-cell table:style-name="Table2.B1" office:value-type="string">
            <text:p text:style-name="P9">Zur Identifizierung zweier unabhängiger Netzwerke in einem Verbundnetzwerk benötigen Sie?</text:p>
            <text:p text:style-name="P9"/>
            <text:list xml:id="list4351804702996009397" text:style-name="WW8Num35">
              <text:list-item>
                <text:p text:style-name="P74">Physische Geräteadressen</text:p>
              </text:list-item>
              <text:list-item>
                <text:p text:style-name="P93">Logische Netzwerkadresse</text:p>
              </text:list-item>
              <text:list-item>
                <text:p text:style-name="P74">Logische Geräteadressen</text:p>
              </text:list-item>
              <text:list-item>
                <text:p text:style-name="P74">Service-Adresse</text:p>
              </text:list-item>
            </text:list>
            <text:p text:style-name="P9"/>
          </table:table-cell>
        </table:table-row>
        <table:table-row table:style-name="Table2.2">
          <table:table-cell table:style-name="Table2.A1" office:value-type="string">
            <text:list xml:id="list294470962" text:continue-list="list709440524" text:style-name="WW8Num14">
              <text:list-item>
                <text:p text:style-name="P55"/>
              </text:list-item>
            </text:list>
          </table:table-cell>
          <table:table-cell table:style-name="Table2.B1" office:value-type="string">
            <text:p text:style-name="P9">Wenn zwei Netzwerkeinheiten miteinander kommunizieren wollen, kombinieren sie welche der drei folgenden?</text:p>
            <text:p text:style-name="P9"/>
            <text:list xml:id="list3623764698601492375" text:style-name="WW8Num21">
              <text:list-item>
                <text:p text:style-name="P94">Die logische Netzwerkadresse</text:p>
              </text:list-item>
              <text:list-item>
                <text:p text:style-name="P94">Die physische Geräteadresse</text:p>
              </text:list-item>
              <text:list-item>
                <text:p text:style-name="P94">Die Service-Adresse</text:p>
              </text:list-item>
              <text:list-item>
                <text:p text:style-name="P75">Die Kabeladresse</text:p>
              </text:list-item>
            </text:list>
            <text:p text:style-name="P9"/>
          </table:table-cell>
        </table:table-row>
        <table:table-row table:style-name="Table2.2">
          <table:table-cell table:style-name="Table2.A1" office:value-type="string">
            <text:list xml:id="list927927884" text:continue-list="list294470962" text:style-name="WW8Num14">
              <text:list-item>
                <text:p text:style-name="P55"/>
              </text:list-item>
            </text:list>
          </table:table-cell>
          <table:table-cell table:style-name="Table2.B1" office:value-type="string">
            <text:p text:style-name="P9">Die Technik zum Verbinden von Sender und Empfänger durch einen einzigen Weg für die gesamte Verbindungsdauer nennt man _____________?</text:p>
            <text:p text:style-name="P9"/>
            <text:list xml:id="list6570267151630448314" text:style-name="WW8Num29">
              <text:list-item>
                <text:p text:style-name="P76"><text:soft-page-break/>Paketvermittlung</text:p>
              </text:list-item>
              <text:list-item>
                <text:p text:style-name="P76">Wegevermittlung</text:p>
              </text:list-item>
              <text:list-item>
                <text:p text:style-name="P76">Nachrichtenvermittlung</text:p>
              </text:list-item>
              <text:list-item>
                <text:p text:style-name="P95">Leitungsvermittlung</text:p>
              </text:list-item>
            </text:list>
            <text:p text:style-name="P9"/>
          </table:table-cell>
        </table:table-row>
        <table:table-row table:style-name="Table2.20">
          <table:table-cell table:style-name="Table2.A1" office:value-type="string">
            <text:list xml:id="list214494112" text:continue-list="list927927884" text:style-name="WW8Num14">
              <text:list-item>
                <text:p text:style-name="P55"/>
              </text:list-item>
            </text:list>
          </table:table-cell>
          <table:table-cell table:style-name="Table2.B1" office:value-type="string">
            <text:p text:style-name="P9">Was gehört nicht zu den Aufgaben der Datenübertragung in der Sitzungsschicht?</text:p>
            <text:p text:style-name="P9"/>
            <text:list xml:id="list4606014941542998819" text:style-name="WW8Num6">
              <text:list-item>
                <text:p text:style-name="P77">Aktuelle Datenübertragung</text:p>
              </text:list-item>
              <text:list-item>
                <text:p text:style-name="P77">Bestätigung des Datenempfangs</text:p>
              </text:list-item>
              <text:list-item>
                <text:p text:style-name="P96">Auswahl eines neuen Übertragungsweges bei unterbrochener Kommunikation</text:p>
              </text:list-item>
              <text:list-item>
                <text:p text:style-name="P77">Wiederaufnahme unterbrochener Kommunikationen</text:p>
              </text:list-item>
            </text:list>
            <text:p text:style-name="P9"/>
          </table:table-cell>
        </table:table-row>
        <table:table-row table:style-name="Table2.2">
          <table:table-cell table:style-name="Table2.A1" office:value-type="string">
            <text:list xml:id="list1081772956" text:continue-list="list214494112" text:style-name="WW8Num14">
              <text:list-item>
                <text:p text:style-name="P55"/>
              </text:list-item>
            </text:list>
          </table:table-cell>
          <table:table-cell table:style-name="Table2.B1" office:value-type="string">
            <text:p text:style-name="P9">Wenn Service-Anbieter und –Nachfrager sich gegenseitig kennen und zusammenarbeiten, benutzen sie welche Service-Benutzungs-Methode?</text:p>
            <text:p text:style-name="P9"/>
            <text:list xml:id="list8421768526020173782" text:style-name="WW8Num23">
              <text:list-item>
                <text:p text:style-name="P78">Abfangen von Betriebssystem-Aufrufen</text:p>
              </text:list-item>
              <text:list-item>
                <text:p text:style-name="P78">Fernbetrieb</text:p>
              </text:list-item>
              <text:list-item>
                <text:p text:style-name="P97">Kollaborativ</text:p>
              </text:list-item>
            </text:list>
            <text:p text:style-name="P9"/>
            <text:p text:style-name="P9"/>
          </table:table-cell>
        </table:table-row>
        <table:table-row table:style-name="Table2.2">
          <table:table-cell table:style-name="Table2.A1" office:value-type="string">
            <text:list xml:id="list318308228" text:continue-list="list1081772956" text:style-name="WW8Num14">
              <text:list-item>
                <text:p text:style-name="P55"/>
              </text:list-item>
            </text:list>
          </table:table-cell>
          <table:table-cell table:style-name="Table2.B1" office:value-type="string">
            <text:p text:style-name="P9">Welche der folgenden Aussagen sind Vorteile der Halb-Duplex-Übertragung?</text:p>
            <text:p text:style-name="P9"/>
            <text:list xml:id="list757146757788327705" text:style-name="WW8Num33">
              <text:list-item>
                <text:p text:style-name="P79">Beide Geräte können zur gleichen Zeit übertragen</text:p>
              </text:list-item>
              <text:list-item>
                <text:p text:style-name="P98">Braucht nur einen Kanal in beide Richtungen</text:p>
              </text:list-item>
              <text:list-item>
                <text:p text:style-name="P98">Bidirektionale Kommunikation ist möglich</text:p>
              </text:list-item>
              <text:list-item>
                <text:p text:style-name="P79">Billigere Hardware als für Simplex</text:p>
              </text:list-item>
            </text:list>
          </table:table-cell>
        </table:table-row>
      </table:table>
      <text:p text:style-name="Formatvorlage2"/>
      <text:p text:style-name="Formatvorlage2"/>
      <text:p text:style-name="Formatvorlage2"/>
      <text:p text:style-name="Formatvorlage2"/>
      <text:p text:style-name="Formatvorlage2"/>
      <text:p text:style-name="Formatvorlage2"/>
      <text:list xml:id="list561193266275123976" text:style-name="WWNum31">
        <text:list-item>
          <text:h text:style-name="P35" text:outline-level="1"><text:soft-page-break/>Erläutern Sie die Begriffe Simplex, Duplex und Halbduplex. Nennen Sie je ein Beispiel.</text:h>
        </text:list-item>
      </text:list>
      <text:p text:style-name="Formatvorlage2">Simplex: Übertragung nur in eine Richtung möglich, z.B. Rundfunk</text:p>
      <text:p text:style-name="Formatvorlage2">Voll-<text:bookmark text:name="_GoBack2"/>Duplex: Übertragung zur gleichen Zeit in beide Richtungen möglich, z.B. Telefon</text:p>
      <text:p text:style-name="Formatvorlage2">Halbduplex: Übertragung in beide Richtungen möglich, allerdings nur zeitlich nacheinander, </text:p>
      <text:p text:style-name="Formatvorlage2">z.B. CB-Funk</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adornments="Regular" style:font-pitch="variable"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Frutiger 45 Light" svg:font-family="'Frutiger 45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line-height="0.494cm" fo:keep-together="always" fo:keep-with-next="always"/>
      <style:text-properties fo:color="#2e74b5" style:font-name="Calibri Light" fo:font-size="16pt" style:font-size-asian="16pt" style:language-asian="de" style:country-asian="DE"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WBS_5f_Aufzählung" style:display-name="WBS_Aufzählung" style:family="paragraph" style:parent-style-name="Standard" style:default-outline-level="" style:list-style-name="">
      <style:paragraph-properties fo:margin-top="0cm" fo:margin-bottom="0cm" fo:line-height="115%"/>
      <style:text-properties style:font-name="Frutiger 45 Light" fo:font-size="10pt" style:font-size-asian="10pt" style:language-asian="de" style:country-asian="DE" style:font-size-complex="12pt"/>
    </style:style>
    <style:style style:name="List_20_Paragraph" style:display-name="List Paragraph" style:family="paragraph" style:parent-style-name="Standard" style:default-outline-level="1">
      <style:paragraph-properties fo:margin-left="1.27cm" fo:margin-right="0cm" fo:margin-top="0cm" fo:margin-bottom="0cm" fo:line-height="0.494cm" fo:text-indent="0cm" style:auto-text-indent="false"/>
      <style:text-properties style:font-name="Frutiger 45 Light" fo:font-size="10pt" style:font-size-asian="10pt" style:language-asian="de" style:country-asian="DE" style:font-size-complex="10pt"/>
    </style:style>
    <style:style style:name="annotation_20_text" style:display-name="annotation text" style:family="paragraph" style:parent-style-name="Standard" style:default-outline-level="1">
      <style:paragraph-properties fo:margin-top="0cm" fo:margin-bottom="0cm" fo:line-height="100%"/>
      <style:text-properties style:font-name="Frutiger 45 Light" fo:font-size="10pt" style:font-size-asian="10pt" style:language-asian="de" style:country-asian="DE"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Contents_20_Heading" style:display-name="Contents Heading" style:family="paragraph" style:parent-style-name="Heading_20_1" style:default-outline-level="" style:list-style-name="" style:class="index">
      <style:paragraph-properties fo:line-height="107%"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5.98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annotation_20_subject" style:display-name="annotation subject" style:family="paragraph" style:parent-style-name="annotation_20_text" style:default-outline-level="" style:list-style-name="">
      <style:paragraph-properties fo:margin-top="0cm" fo:margin-bottom="0.282cm"/>
      <style:text-properties style:font-name="Calibri" fo:font-weight="bold" style:language-asian="en" style:country-asian="US" style:font-weight-asian="bold" style:font-name-complex="Calibri1" style:font-weight-complex="bold"/>
    </style:style>
    <style:style style:name="Formatvorlage2" style:family="paragraph" style:parent-style-name="Standard" style:default-outline-level="" style:list-style-name="">
      <style:paragraph-properties fo:margin-left="1.249cm" fo:margin-right="0cm" fo:margin-top="0cm" fo:margin-bottom="0cm" fo:text-indent="0cm" style:auto-text-indent="false"/>
      <style:text-properties fo:color="#ff0000"/>
    </style:style>
    <style:style style:name="Table_20_Contents" style:display-name="Table Contents" style:family="paragraph" style:parent-style-name="Standard" style:class="extra">
      <style:paragraph-properties text:number-lines="false" text:line-number="0"/>
    </style:style>
    <style:style style:name="Multchoice" style:family="paragraph" style:parent-style-name="Standard" style:list-style-name="WW8Num3">
      <style:text-properties fo:font-size="11pt" style:font-size-asian="11pt"/>
    </style:style>
    <style:style style:name="Punkte" style:family="paragraph" style:parent-style-name="Standard" style:next-style-name="Multchoice">
      <style:paragraph-properties fo:margin-top="0cm" fo:margin-bottom="0.212cm"/>
      <style:text-properties fo:font-size="11pt" style:font-size-asian="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Überschrift_20_1_20_Zchn" style:display-name="Überschrift 1 Zchn" style:family="text" style:parent-style-name="Default_20_Paragraph_20_Font">
      <style:text-properties fo:color="#2e74b5" style:font-name="Calibri Light" fo:font-size="16pt" style:font-size-asian="16pt" style:language-asian="de" style:country-asian="DE" style:font-size-complex="16pt"/>
    </style:style>
    <style:style style:name="Überschrift_20_2_20_Zchn" style:display-name="Überschrift 2 Zchn" style:family="text" style:parent-style-name="Default_20_Paragraph_20_Font">
      <style:text-properties fo:color="#2e74b5" style:font-name="Calibri Light" fo:font-size="13pt" style:font-size-asian="13pt" style:font-size-complex="13pt"/>
    </style:style>
    <style:style style:name="Überschrift_20_3_20_Zchn" style:display-name="Überschrift 3 Zchn" style:family="text" style:parent-style-name="Default_20_Paragraph_20_Font">
      <style:text-properties fo:color="#1f4d78" style:font-name="Calibri Light" fo:font-size="12pt" style:font-size-asian="12pt" style:font-size-complex="12pt"/>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font-name="Frutiger 45 Light" fo:font-size="10pt" style:font-size-asian="10pt" style:language-asian="de" style:country-asian="DE" style:font-size-complex="10pt"/>
    </style:style>
    <style:style style:name="Sprechblasentext_20_Zchn" style:display-name="Sprechblasentext Zchn" style:family="text" style:parent-style-name="Default_20_Paragraph_20_Font">
      <style:text-properties style:font-name="Segoe UI" fo:font-size="9pt" style:font-size-asian="9pt" style:font-name-complex="Segoe UI1"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Kommentarthema_20_Zchn" style:display-name="Kommentarthema Zchn" style:family="text" style:parent-style-name="Kommentartext_20_Zchn">
      <style:text-properties style:font-name="Frutiger 45 Light" fo:font-size="10pt" fo:font-weight="bold" style:font-size-asian="10pt" style:language-asian="de" style:country-asian="DE" style:font-weight-asian="bold" style:font-size-complex="10pt" style:font-weight-complex="bold"/>
    </style:style>
    <style:style style:name="Formatvorlage2_20_Zchn" style:display-name="Formatvorlage2 Zchn" style:family="text" style:parent-style-name="Default_20_Paragraph_20_Font">
      <style:text-properties fo:color="#ff0000"/>
    </style:style>
    <style:style style:name="ListLabel_20_1" style:display-name="ListLabel 1" style:family="text">
      <style:text-properties style:font-name-complex="Courier New3"/>
    </style:style>
    <style:style style:name="ListLabel_20_2" style:display-name="ListLabel 2" style:family="text">
      <style:text-properties fo:color="#00000a"/>
    </style:style>
    <style:style style:name="WW8Num14z0" style:family="text"/>
    <style:style style:name="WW8Num14z1" style:family="text">
      <style:text-properties style:font-name="Wingdings" style:font-name-asian="Times New Roman" style:font-name-complex="Arial"/>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3z0" style:family="text">
      <style:text-properties style:font-name="Wingdings" fo:font-size="14pt" style:font-size-asian="14pt"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z0" style:family="text">
      <style:text-properties style:font-name="Arial" fo:background-color="#c0c0c0" style:font-name-complex="Ari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3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90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4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71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5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52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2.514cm" fo:text-indent="-1.244cm" fo:margin-left="2.514cm"/>
        </style:list-level-properties>
        <style:text-properties style:font-name="Wingdings"/>
      </text:list-level-style-bullet>
      <text:list-level-style-number text:level="3" text:style-name="WW8Num1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499cm" fo:margin-left="0.49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a"/>
      <style:text-properties style:font-name="Frutiger 45 Light"/>
    </style:style>
    <style:style style:name="MP2" style:family="paragraph" style:parent-style-name="Standard">
      <style:paragraph-properties fo:padding-left="0cm" fo:padding-right="0cm" fo:padding-top="0cm" fo:padding-bottom="0.035cm" fo:border-left="none" fo:border-right="none" fo:border-top="none" fo:border-bottom="0.018cm solid #00000a"/>
      <style:text-properties style:font-name="Frutiger 45 Light"/>
    </style:style>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399cm" style:dynamic-spacing="true"/>
      </style:header-style>
      <style:footer-style/>
    </style:page-layout>
  </office:automatic-styles>
  <office:master-styles>
    <style:master-page style:name="Standard" style:page-layout-name="Mpm1">
      <style:header>
        <text:p text:style-name="MP1"/>
        <text:p text:style-name="MP1"/>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BS TRAINING AG</meta:initial-creator>
    <meta:editing-cycles>16</meta:editing-cycles>
    <meta:creation-date>2017-09-17T19:42:00</meta:creation-date>
    <dc:date>2022-09-11T09:45:05</dc:date>
    <meta:editing-duration>PT58M13S</meta:editing-duration>
    <meta:generator>OpenOffice/4.1.5$Unix OpenOffice.org_project/415m1$Build-9789</meta:generator>
    <meta:document-statistic meta:table-count="2" meta:image-count="0" meta:object-count="0" meta:page-count="12" meta:paragraph-count="205" meta:word-count="1317" meta:character-count="10670"/>
    <meta:user-defined meta:name="AppVersion">16.0000</meta:user-defined>
    <meta:user-defined meta:name="Company">WBS TRAINING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TF-Doku.dotx" xlink:href=""/>
  </office:meta>
</office:document-meta>
</file>